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himsy TT" svg:font-family="'Whimsy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Whimsy TT" fo:font-size="48pt" style:font-size-asian="48pt" style:font-size-complex="48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room</text:p>
      <text:p text:style-name="Standard"/>
      <text:p text:style-name="Standard"/>
      <text:p text:style-name="P2">Sammanfattning</text:p>
      <text:p text:style-name="Standard">Skriv denna sist</text:p>
      <text:p text:style-name="Standard"/>
      <text:p text:style-name="P2">Bakgrund</text:p>
      <text:p text:style-name="Standard">Berätta lite om hur spelet kom till typ.</text:p>
      <text:p text:style-name="Standard"/>
      <text:p text:style-name="P2">Mål</text:p>
      <text:p text:style-name="Standard">syftet, vad var det du ville göra, vad vill du uppnå typ.</text:p>
      <text:p text:style-name="Standard">5 olika nivåer med en slut boss på varje power-ups etc.</text:p>
      <text:p text:style-name="Standard"/>
      <text:p text:style-name="P2">Avgränsningar</text:p>
      <text:p text:style-name="Standard">ex kort tid</text:p>
      <text:p text:style-name="Standard"/>
      <text:p text:style-name="P2">Metod</text:p>
      <text:p text:style-name="Standard">och varför du valde den metoden</text:p>
      <text:p text:style-name="Standard"/>
      <text:p text:style-name="P2">Redovisning</text:p>
      <text:p text:style-name="Standard">struktur på programmeringen</text:p>
      <text:p text:style-name="Standard">layout på programmet och varför</text:p>
      <text:p text:style-name="Standard">verktyg och varför</text:p>
      <text:p text:style-name="Standard"/>
      <text:p text:style-name="P2">Resultat</text:p>
      <text:p text:style-name="Standard">Länk till hemsida eller programmet + uppfyllde den målet</text:p>
      <text:p text:style-name="Standard"/>
      <text:p text:style-name="P2">Vidareutveckling</text:p>
      <text:p text:style-name="P2"><text:span text:style-name="T1">förslag på förbättringar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himsy TT" svg:font-family="'Whimsy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a Lundén</meta:initial-creator>
    <meta:creation-date>2010-11-30T20:12:00</meta:creation-date>
    <dc:date>2010-11-30T20:23:37</dc:date>
    <dc:creator>Ola Lundén</dc:creator>
    <meta:editing-duration>PT00H11M43S</meta:editing-duration>
    <meta:editing-cycles>5</meta:editing-cycles>
    <meta:generator>OpenOffice.org/3.2$Unix OpenOffice.org_project/320m18$Build-9502</meta:generator>
    <meta:document-statistic meta:table-count="0" meta:image-count="0" meta:object-count="0" meta:page-count="1" meta:paragraph-count="20" meta:word-count="75" meta:character-count="449"/>
  </office:meta>
</office:document-meta>
</file>